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paragraph-properties fo:margin-top="0cm" fo:margin-bottom="0cm"/>
      <style:text-properties fo:font-weight="bold" style:font-weight-asian="bold"/>
    </style:style>
    <style:style style:name="P4" style:family="paragraph" style:parent-style-name="Standard" style:master-page-name="Standard">
      <style:paragraph-properties fo:margin-top="0cm" fo:margin-bottom="0cm" style:page-number="auto"/>
    </style:style>
    <style:style style:name="P5" style:family="paragraph" style:parent-style-name="Standard">
      <style:paragraph-properties fo:margin-left="0cm" fo:margin-right="0cm" fo:margin-top="0cm" fo:margin-bottom="0cm" fo:text-indent="1.249cm" style:auto-text-indent="false"/>
    </style:style>
    <style:style style:name="P6" style:family="paragraph" style:parent-style-name="List_20_Paragraph" style:list-style-name="WWNum1">
      <style:paragraph-properties fo:margin-top="0cm" fo:margin-bottom="0cm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text-underline-style="solid" style:text-underline-width="auto" style:text-underline-color="font-color" fo:font-weight="bold" style:font-weight-asian="bold"/>
    </style:style>
    <style:style style:name="T5" style:family="text">
      <style:text-properties style:text-position="super 58%"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ITE INTERNET KALEESSI</text:p>
      <text:p text:style-name="P1"/>
      <text:p text:style-name="P1">ACCUEIL  - TARIFS/PRESTATION – LE SALON – CONTACT</text:p>
      <text:p text:style-name="P1"/>
      <text:p text:style-name="P1"><text:span text:style-name="T1">1</text:span><text:span text:style-name="T4">ère</text:span><text:span text:style-name="T1"> page : ACCUEIL</text:span></text:p>
      <text:p text:style-name="P2"/>
      <text:list xml:id="list11732837841" text:style-name="WWNum1">
        <text:list-item>
          <text:p text:style-name="P6">Sur le bandeau qui défile, je voudrais :</text:p>
        </text:list-item>
      </text:list>
      <text:p text:style-name="P1">1<text:span text:style-name="T3">ère</text:span> image : main avec vernis =&gt; préciser le texte à mettre</text:p>
      <text:p text:style-name="P1">2<text:span text:style-name="T3">ème</text:span> image : photos d'une des prestations =&gt; vernis permanent</text:p>
      <text:p text:style-name="P1">3<text:span text:style-name="T3">ème</text:span> image : photos d'une des prestations =&gt; french manucure</text:p>
      <text:p text:style-name="P1"><text:span text:style-name="T3">4ème</text:span> image : photos d'une des prestations =&gt; préciser le texte à mettre</text:p>
      <text:p text:style-name="P1"><text:span text:style-name="T3">5ème</text:span> image : photo d'un ensemble de produits GPD =&gt; préciser le texte à mettre</text:p>
      <text:p text:style-name="P1"/>
      <text:p text:style-name="P1">dans le cadre violet foncé : message de bienvenu</text:p>
      <text:p text:style-name="P1">dans le cadre violet clair : 10 % de réduction sur présentation de ce bon : cliquez ici (ajouter un bon de réduction à imprimer)</text:p>
      <text:p text:style-name="P1"/>
      <text:p text:style-name="P1">A la place de 2012, hair trends, on met les trucs en rapport avec GPD :</text:p>
      <text:p text:style-name="P1">titre : 2012 Hair Trends devient « GDP »</text:p>
      <text:p text:style-name="P1">image : GDP</text:p>
      <text:p text:style-name="P1">titre en gras : A découvrir dans notre boutique</text:p>
      <text:p text:style-name="P1">texte : a écrire</text:p>
      <text:p text:style-name="P1"/>
      <text:p text:style-name="P1">Dans « most popular », on remplace par «retrouvez-nous »</text:p>
      <text:p text:style-name="P1">et on met des liens vers facebook et twitter</text:p>
      <text:p text:style-name="P1">plus, un champ pour la newsletter qui explique de s'inscrire gratuitement de rester informer en temps réel des infos et offre promotionnelles.</text:p>
      <text:p text:style-name="P1"/>
      <text:p text:style-name="P1">A la place de Our Services : « horaires» </text:p>
      <text:p text:style-name="P5">Avec ou sans rendez-vous</text:p>
      <text:p text:style-name="P5">Lundi de 14h à 18h</text:p>
      <text:p text:style-name="P5">Mardi, jeudi et vendredi de 9h30 à 18h non-stop</text:p>
      <text:p text:style-name="P5">Mercredi de 9h à 13h</text:p>
      <text:p text:style-name="P1"><text:tab/>Samedi de 9h à 13h (sur rendez-vous l’après-midi)</text:p>
      <text:p text:style-name="P1"/>
      <text:p text:style-name="P1"/>
      <text:p text:style-name="P1">tes tarifs</text:p>
      <text:p text:style-name="P1">offre de parrainage</text:p>
      <text:p text:style-name="P1">offre de fidélité</text:p>
      <text:p text:style-name="P1">photo du salon/local</text:p>
      <text:p text:style-name="P1">photo des produits que tu vends (vernis, …, gdp, shampoings)</text:p>
      <text:p text:style-name="P1"/>
      <text:p text:style-name="P1"/>
      <text:p text:style-name="P1"><text:span text:style-name="T2">2</text:span><text:span text:style-name="T5">ème</text:span><text:span text:style-name="T2"> page : PRESTATIONS ET TARIFS</text:span></text:p>
      <text:p text:style-name="P1"/>
      <text:p text:style-name="P1">Insérer la page tarif de Karine</text:p>
      <text:p text:style-name="P1"/>
      <text:p text:style-name="P1"><text:soft-page-break/></text:p>
      <text:p text:style-name="P1"><text:span text:style-name="T2">3</text:span><text:span text:style-name="T5">ème</text:span><text:span text:style-name="T2"> page : SALON</text:span></text:p>
      <text:p text:style-name="P1">premiere frame : Kaleessi</text:p>
      <text:p text:style-name="P1">deuxième frame : GDP</text:p>
      <text:p text:style-name="P1">troisième frame : les secrets de cécile</text:p>
      <text:p text:style-name="P1"><text:bookmark text:name="_GoBack"/></text:p>
      <text:p text:style-name="P1"/>
      <text:p text:style-name="P1"><text:span text:style-name="T2">4</text:span><text:span text:style-name="T5">ème</text:span><text:span text:style-name="T2"> page : CONTACT</text:span></text:p>
      <text:p text:style-name="P3"/>
      <text:p text:style-name="P1">Enlever la phrase « c’est avec… »</text:p>
      <text:p text:style-name="P1"/>
      <text:p text:style-name="P1">Mettre le numéro de tél : 09.73.66.41.05</text:p>
      <text:p text:style-name="P1"/>
      <text:p text:style-name="P1">Mettre les horaires d’ouverture :</text:p>
      <text:p text:style-name="P5">Avec ou sans rendez-vous</text:p>
      <text:p text:style-name="P5">Lundi de 14h à 18h</text:p>
      <text:p text:style-name="P5">Mardi, jeudi et vendredi de 9h30 à 18h non-stop</text:p>
      <text:p text:style-name="P5">Mercredi de 9h à 13h</text:p>
      <text:p text:style-name="P5">Samedi de 9h à 13h (sur rendez-vous l’après-midi)</text:p>
      <text:p text:style-name="P5"/>
      <text:p text:style-name="Standard">Mettre les mentions légales en frança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OpenSymbol" svg:font-family="Open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roid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EP</meta:initial-creator>
    <dc:creator>zido </dc:creator>
    <meta:editing-cycles>31</meta:editing-cycles>
    <meta:creation-date>2013-09-18T12:22:00</meta:creation-date>
    <dc:date>2013-09-21T15:24:02</dc:date>
    <meta:editing-duration>PT57M49S</meta:editing-duration>
    <meta:generator>LibreOffice/3.5$Linux_X86_64 LibreOffice_project/350m1$Build-2</meta:generator>
    <meta:document-statistic meta:table-count="0" meta:image-count="0" meta:object-count="0" meta:page-count="2" meta:paragraph-count="46" meta:word-count="352" meta:character-count="1876" meta:non-whitespace-character-count="1568"/>
    <meta:user-defined meta:name="AppVersion">14.0000</meta:user-defined>
    <meta:user-defined meta:name="Company">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